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AdapterRegistry.getAdapter( @ Nullable Class &lt; ? &gt; reactiveType , @ Nullable Object 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mptyCompletableFuture.Empty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AdapterRegistry.getShared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activeAdapterRegistry.getAdapter( Class &lt; ? &gt; reactiv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Adapter.ReactorAdapter( ReactiveTypeDescriptor descriptor , Function &lt; Object , Publisher &lt; ? &gt; &gt; toPublisherFunction , Function &lt; Publisher &lt; ? &gt; , Object &gt; fromPublish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xJava3Registrar.registerAdapters( ReactiveAdapterRegistry regis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activeAdapterRegistry.ReactiveAdapterRegist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activeAdapterRegistry.hasAdap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inyRegistrar.registerAdapters( ReactiveAdapterRegistry 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routinesRegistrar.registerAdapters( ReactiveAdapterRegistry 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CoreBlockHoundIntegration.applyTo( BlockHound . 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orRegistrar.registerAdapters( ReactiveAdapterRegistry regis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actorAdapter.toPublisher(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AdapterRegistry.registerReactiveType( ReactiveTypeDescriptor descriptor , Function &lt; Object , Publisher &lt; ? &gt; &gt; toAdapter , Function &lt; Publisher &lt; ? &gt; , Object &gt; fromAdap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